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520bd" officeooo:paragraph-rsid="001520bd" style:font-size-asian="11.3500003814697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1b475f" officeooo:paragraph-rsid="001b475f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2320ad" officeooo:paragraph-rsid="002320ad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32fb2f" officeooo:paragraph-rsid="0032fb2f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343946" officeooo:paragraph-rsid="00343946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38baad" officeooo:paragraph-rsid="0038baad" style:font-size-asian="11.3500003814697pt" style:font-weight-asian="bold" style:font-size-complex="13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3c97" style:font-weight-asian="normal" style:font-weight-complex="normal"/>
    </style:style>
    <style:style style:name="T3" style:family="text">
      <style:text-properties fo:font-weight="normal" officeooo:rsid="0017dbb9" style:font-weight-asian="normal" style:font-weight-complex="normal"/>
    </style:style>
    <style:style style:name="T4" style:family="text">
      <style:text-properties fo:font-weight="normal" officeooo:rsid="00396adf" style:font-weight-asian="normal" style:font-weight-complex="normal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normal" style:font-weight-asian="normal" style:font-weight-complex="normal"/>
    </style:style>
    <style:style style:name="T7" style:family="text">
      <style:text-properties fo:language="es" fo:country="ES" fo:font-weight="normal" officeooo:rsid="0017dbb9" style:font-weight-asian="normal" style:font-weight-complex="normal"/>
    </style:style>
    <style:style style:name="T8" style:family="text">
      <style:text-properties fo:language="es" fo:country="ES" fo:font-weight="normal" officeooo:rsid="0019d013" style:font-weight-asian="normal" style:font-weight-complex="normal"/>
    </style:style>
    <style:style style:name="T9" style:family="text">
      <style:text-properties fo:language="es" fo:country="ES" fo:font-weight="normal" officeooo:rsid="001d37cb" style:font-weight-asian="normal" style:font-weight-complex="normal"/>
    </style:style>
    <style:style style:name="T10" style:family="text">
      <style:text-properties fo:language="es" fo:country="ES" fo:font-weight="normal" officeooo:rsid="001e3b3a" style:font-weight-asian="normal" style:font-weight-complex="normal"/>
    </style:style>
    <style:style style:name="T11" style:family="text">
      <style:text-properties fo:language="es" fo:country="ES" fo:font-weight="normal" officeooo:rsid="001fab7f" style:font-weight-asian="normal" style:font-weight-complex="normal"/>
    </style:style>
    <style:style style:name="T12" style:family="text">
      <style:text-properties fo:language="es" fo:country="ES" fo:font-weight="normal" officeooo:rsid="002069ac" style:font-weight-asian="normal" style:font-weight-complex="normal"/>
    </style:style>
    <style:style style:name="T13" style:family="text">
      <style:text-properties fo:language="es" fo:country="ES" fo:font-weight="normal" officeooo:rsid="0020e0c5" style:font-weight-asian="normal" style:font-weight-complex="normal"/>
    </style:style>
    <style:style style:name="T14" style:family="text">
      <style:text-properties fo:language="es" fo:country="ES" fo:font-weight="normal" officeooo:rsid="0021630c" style:font-weight-asian="normal" style:font-weight-complex="normal"/>
    </style:style>
    <style:style style:name="T15" style:family="text">
      <style:text-properties fo:language="es" fo:country="ES" fo:font-weight="normal" officeooo:rsid="0027a062" style:font-weight-asian="normal" style:font-weight-complex="normal"/>
    </style:style>
    <style:style style:name="T16" style:family="text">
      <style:text-properties fo:language="es" fo:country="ES" fo:font-weight="normal" officeooo:rsid="002837e1" style:font-weight-asian="normal" style:font-weight-complex="normal"/>
    </style:style>
    <style:style style:name="T17" style:family="text">
      <style:text-properties fo:language="es" fo:country="ES" fo:font-weight="normal" officeooo:rsid="0029ba06" style:font-weight-asian="normal" style:font-weight-complex="normal"/>
    </style:style>
    <style:style style:name="T18" style:family="text">
      <style:text-properties fo:language="es" fo:country="ES" fo:font-weight="normal" officeooo:rsid="0029fd45" style:font-weight-asian="normal" style:font-weight-complex="normal"/>
    </style:style>
    <style:style style:name="T19" style:family="text">
      <style:text-properties fo:language="es" fo:country="ES" fo:font-weight="normal" officeooo:rsid="002be2c5" style:font-weight-asian="normal" style:font-weight-complex="normal"/>
    </style:style>
    <style:style style:name="T20" style:family="text">
      <style:text-properties fo:language="es" fo:country="ES" fo:font-weight="normal" officeooo:rsid="002d7b59" style:font-weight-asian="normal" style:font-weight-complex="normal"/>
    </style:style>
    <style:style style:name="T21" style:family="text">
      <style:text-properties fo:language="es" fo:country="ES" fo:font-weight="normal" officeooo:rsid="002ee573" style:font-weight-asian="normal" style:font-weight-complex="normal"/>
    </style:style>
    <style:style style:name="T22" style:family="text">
      <style:text-properties fo:language="es" fo:country="ES" fo:font-weight="normal" officeooo:rsid="00308c82" style:font-weight-asian="normal" style:font-weight-complex="normal"/>
    </style:style>
    <style:style style:name="T23" style:family="text">
      <style:text-properties fo:language="es" fo:country="ES" fo:font-weight="normal" officeooo:rsid="00354fba" style:font-weight-asian="normal" style:font-weight-complex="normal"/>
    </style:style>
    <style:style style:name="T24" style:family="text">
      <style:text-properties fo:language="es" fo:country="ES" fo:font-weight="normal" officeooo:rsid="003685fc" style:font-weight-asian="normal" style:font-weight-complex="normal"/>
    </style:style>
    <style:style style:name="T25" style:family="text">
      <style:text-properties fo:language="es" fo:country="ES" officeooo:rsid="0021630c"/>
    </style:style>
    <style:style style:name="T26" style:family="text">
      <style:text-properties fo:language="es" fo:country="ES" officeooo:rsid="00308c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Ejercicio 5:</text:p>
      <text:p text:style-name="P1"/>
      <text:p text:style-name="P1"><text:tab/><text:span text:style-name="T2">Es necesario importar la librería “requests” de python. </text:span><text:span text:style-name="T3">Esta librería es la que nos permite hacer la petición “get” que necesitamos</text:span><text:span text:style-name="T7">.</text:span></text:p>
      <text:p text:style-name="P1"><text:span text:style-name="T7"><text:tab/></text:span><text:span text:style-name="T8">En este caso, realizamos dos peticiones: una para los posts y otra para los users, que se corresponden con url’s diferentes.</text:span></text:p>
      <text:p text:style-name="P2"><text:span text:style-name="T8"><text:tab/></text:span><text:span text:style-name="T6">Después de realizarse la petición, es necesario conocer cuál es el código de estado </text:span><text:span text:style-name="T9">que nos devuelve </text:span><text:span text:style-name="T10">la páginas (200 si todo ha ido bien).</text:span></text:p>
      <text:p text:style-name="P2"><text:span text:style-name="T10"><text:tab/></text:span><text:span text:style-name="T11">En caso de que los datos se hayan recibido correctamente, </text:span><text:span text:style-name="T12">lo más conveniente es pasarlos a formato json, haciendo uso del método “json()” que nos proporciona la librería “</text:span><text:span text:style-name="T13">requests”, </text:span><text:span text:style-name="T14">y posteriormente, procesarlos como sea conveniente.</text:span></text:p>
      <text:p text:style-name="P2"><text:span text:style-name="T14"/></text:p>
      <text:p text:style-name="P3"><text:span text:style-name="T25">E</text:span><text:span text:style-name="T5">jercicio 6:</text:span></text:p>
      <text:p text:style-name="P3"><text:span text:style-name="T5"/></text:p>
      <text:p text:style-name="P3"><text:span text:style-name="T5"><text:tab/></text:span><text:span text:style-name="T15">En primer lugar, es necesario importar la librería “flask”. </text:span><text:span text:style-name="T16">Una vez hecho esto, declaramos un objeto de la clase flask.Flask</text:span><text:span text:style-name="T17">(</text:span><text:span text:style-name="T18">). </text:span></text:p>
      <text:p text:style-name="P3"><text:span text:style-name="T18"><text:tab/></text:span><text:span text:style-name="T19">La llamada al método “run” (llamada bloqueante) </text:span><text:span text:style-name="T20">es la que se encarga de </text:span><text:span text:style-name="T21">ejecutar la función de callback que sea conveniente en función del recurso que se le pida a la aplicación web. </text:span><text:span text:style-name="T22">Por ejemplo:</text:span></text:p>
      <text:p text:style-name="P3"><text:span text:style-name="T22"><text:tab/></text:span></text:p>
      <text:p text:style-name="P3"><text:span text:style-name="T26">@app.route('/posts')</text:span></text:p>
      <text:p text:style-name="P3"><text:span text:style-name="T26">def posts():</text:span></text:p>
      <text:p text:style-name="P3"><text:span text:style-name="T26"><text:s text:c="4"/>request = flask.request.args</text:span></text:p>
      <text:p text:style-name="P3"><text:span text:style-name="T26"><text:s text:c="4"/>if len(request) &gt; 0:</text:span></text:p>
      <text:p text:style-name="P3"><text:span text:style-name="T26"><text:s text:c="8"/>try:</text:span></text:p>
      <text:p text:style-name="P3"><text:span text:style-name="T26"><text:s text:c="12"/>id = request['userId']</text:span></text:p>
      <text:p text:style-name="P3"><text:span text:style-name="T26"><text:s text:c="8"/>except BadRequestKeyError:</text:span></text:p>
      <text:p text:style-name="P3"><text:span text:style-name="T26"><text:s text:c="12"/>print("[ERROR] Requested resource doesn't exist!")</text:span></text:p>
      <text:p text:style-name="P3"><text:span text:style-name="T26"><text:s text:c="12"/>return "[ERROR] Requested resource doesn't exist!"</text:span></text:p>
      <text:p text:style-name="P3"><text:span text:style-name="T26"><text:s text:c="8"/>respuesta = response_userId(id)</text:span></text:p>
      <text:p text:style-name="P3"><text:span text:style-name="T26"><text:s text:c="8"/>return json.dumps(respuesta, True, 4)</text:span></text:p>
      <text:p text:style-name="P3"><text:span text:style-name="T26"><text:s text:c="4"/>else:</text:span></text:p>
      <text:p text:style-name="P3"><text:span text:style-name="T26"><text:s text:c="8"/>respuesta = response()</text:span></text:p>
      <text:p text:style-name="P3"><text:span text:style-name="T26"><text:s text:c="8"/>return json.dumps(respuesta, True, 4)</text:span></text:p>
      <text:p text:style-name="P3"><text:span text:style-name="T22"/></text:p>
      <text:p text:style-name="P4"><text:span text:style-name="T22"><text:tab/>E</text:span><text:span text:style-name="T6">n este caso, si el recurso que se nos pide es “/posts”, se ejecutará el callback “posts</text:span><text:span text:style-name="T23">()</text:span><text:span text:style-name="T6">”.</text:span></text:p>
      <text:p text:style-name="P4"><text:span text:style-name="T6"/></text:p>
      <text:p text:style-name="P5"><text:span text:style-name="T6"><text:tab/>Pueden definirse tantos callbacks como se requiera o el programador considere conveniente.</text:span></text:p>
      <text:p text:style-name="P5"><text:span text:style-name="T6"><text:tab/></text:span><text:span text:style-name="T24">En esta práctica en concreto, los datos se obtienen a partir de constantes pero, podrían obtenerse dichos datos a partir de peticiones a la página de “jsonplaceholder” del mismo modo que anteriormente, haciendo uso de la librería “requests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2:14:01.233588739</meta:creation-date>
    <meta:generator>LibreOffice/6.0.7.3$Linux_X86_64 LibreOffice_project/00m0$Build-3</meta:generator>
    <dc:date>2020-04-23T12:46:58.434806380</dc:date>
    <meta:editing-duration>PT32M36S</meta:editing-duration>
    <meta:editing-cycles>37</meta:editing-cycles>
    <meta:document-statistic meta:table-count="0" meta:image-count="0" meta:object-count="0" meta:page-count="1" meta:paragraph-count="26" meta:word-count="270" meta:character-count="1867" meta:non-whitespace-character-count="1515"/>
  </office:meta>
</office:document-meta>
</file>